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style>
    <style:style style:name="P3" style:family="paragraph" style:parent-style-name="Standard" style:master-page-name="Standard">
      <style:paragraph-properties fo:line-height="115%" fo:text-align="justify" style:justify-single-word="false" style:page-number="auto" fo:break-before="auto" fo:break-after="auto" style:writing-mode="lr-tb"/>
    </style:style>
    <style:style style:name="P4" style:family="paragraph" style:parent-style-name="Standard">
      <style:paragraph-properties fo:line-height="115%" fo:text-align="center" style:justify-single-word="false" fo:break-before="auto" fo:break-after="auto" style:writing-mode="lr-tb"/>
      <style:text-properties style:font-name="Times New Roman" style:font-name-asian="Times New Roman" style:font-name-complex="Times New Roman"/>
    </style:style>
    <style:style style:name="P5" style:family="paragraph" style:parent-style-name="Standard">
      <style:paragraph-properties fo:line-height="115%" fo:text-align="justify" style:justify-single-word="false" fo:break-before="auto" fo:break-after="auto" style:writing-mode="lr-tb"/>
      <style:text-properties style:font-name="Times New Roman" style:font-name-asian="Times New Roman" style:font-name-complex="Times New Roman"/>
    </style:style>
    <style:style style:name="T1" style:family="text">
      <style:text-properties style:font-name="Times New Roman" style:font-name-asian="Times New Roman" style:font-name-complex="Times New Roman"/>
    </style:style>
    <style:style style:name="T2"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Undertale – indyki wychodzą z podziemia</text:span></text:p>
      <text:p text:style-name="P4"><text:s/></text:p>
      <text:p text:style-name="P2"><text:span text:style-name="T1">Jeśli ktoś ma jakiekolwiek wątpliwości, czy gra niezależna może podbić świat, wystarczy spojrzeć na „Undertale’a”, który w krótkim czasie zbudował wokół siebie solidny fandom. Z impetem stał się symbolem ambitnej gry o archaicznym wyglądzie, gdzie parę zlepionych pikseli może poruszyć bardziej niż niejeden melodramat.</text:span></text:p>
      <text:p text:style-name="P5"><text:s/></text:p>
      <text:p text:style-name="P2"><text:span text:style-name="T1">Gry Indie powiększają swoją niszę i znaczenie, stanowiąc naturalną odpowiedź rynku na poczynania tzw. „mainstreamu”. Zamiast na dopieszczenie obrazu i przypalanie kart graficznych, stawiają na unikatowość stylu, ich twórcy szukają nowych rozwiązań, doskonale znajdują się w medium gry komputerowej, dopieszczają formę opowiadanej historii i używane do niej środki. Nie mamy już do czynienia ze zjawiskiem marginalnym, wręcz przeciwnie, to solidna i coraz szersza alternatywa dla produktów dużych firm.</text:span></text:p>
      <text:p text:style-name="P5"><text:s/></text:p>
      <text:p text:style-name="P2"><text:span text:style-name="T1">„Undertale” autorstwa Toby’ego Foxa jest przykładem przemyślanej i wyrazistej gry, którą pragnę Wam z całego serca polecić. Wystarczy spojrzeć na bliskie stu procent oceny i ogromną ilość sprzedanych egzemplarzy, by domyślić się, że mamy do czynienia z czymś wyjątkowym. Nie ukrywam jednak, że sam podchodziłem do „Undertale’a” bardzo sceptycznie, niepewny tego, czy nie okaże się kolejnym domkiem z kart oczekiwań, który nie przetrwa konfrontacji z prawdą. Całe szczęście, moje obawy były bezzasadne, gra broni się znakomicie.</text:span></text:p>
      <text:p text:style-name="P5"><text:s/></text:p>
      <text:p text:style-name="P2"><text:span text:style-name="T1">Pierwsze opisy i pierwsze wrażenia – „Undertale” to gra, w której nasz bohater przechodzi przez podziemną krainę zamieszkaną przez różnorakie potwory. Swoim stylem i funkcjami przypomina klasycznego RPGa, w którym możemy z tymi stworkami walczyć. Jednak tym razem nie musimy nikogo zabijać, mamy możliwość darowania życia każdemu napotkanemu przeciwnikowi. Właśnie na tym opiera się „Undertale”, na wyborze między wyrąbaniem sobie drogi a przejściem jej możliwie najbardziej pokojowo. Według mnie pomysł jak pomysł, ani specjalnie odkrywczy, ani specjalnie dobry, jednak na szczęście jego wcielenie w życie to istny majstersztyk. Zapewniam Was, że ciężko o drugą grę, gdzie tak bardzo możemy pożałować niektórych swoich czynów.</text:span></text:p>
      <text:p text:style-name="P5"><text:s/></text:p>
      <text:p text:style-name="P2"><text:span text:style-name="T1">Od strony fabuły mamy do czynienia z istnym majstersztykiem, są tu zarówno mocno zarysowany cel główny, porządne zwroty akcji i zaskoczenia, ogromna dawka dramatyzmu oraz przede wszystkim wciągającą opowieść. Im dalej, tym lepiej, z każdą spotkaną postacią, zwiedzoną lokacją i usłyszaną rozmową coraz bardziej obchodził mnie los tego świata, zżywałem się z jego postaciami i jeszcze mocniej pragnąłem mieć wpływ na otoczenie dookoła mnie.</text:span></text:p>
      <text:p text:style-name="P5"><text:s/></text:p>
      <text:p text:style-name="P2"><text:span text:style-name="T1">Pomimo całej jakości fabularnej „Undertale’a”, nie jest pod tym względem najlepszą grą, w jaką grałem, dużo lepiej ocenia się go jednak przez pryzmat emocji. O tak, emocje służą tej grze jak mało co, bowiem jest ona niespotykanie wyrazista uczuciowo. Są momenty, w których zaszklą się oczy, w innych można się głośno pośmiać, w jeszcze innych poczuć więź z postaciami lub nawet wstyd za własne postępowanie. Wszystko to pięknie łączy się z pokojowym i empatycznym przekazem gry, który też warto pochwalić.</text:span></text:p>
      <text:p text:style-name="P5"><text:s/></text:p>
      <text:p text:style-name="P2"><text:span text:style-name="T1">Bohaterowie też spisują się naprawdę dobrze, choć tutaj z nutą żalu dodam, że oczekiwałem nieco więcej. Teoretycznie nie ma się do czego przyczepić, postacie są unikatowe i ciekawe, dobrze też spełniają swoje role w historii, nieszczęśliwie spodziewałem się jednak, że ich kreacje rzucą mnie na kolana. Nie rzuciły, ale pretensje mogę mieć raczej do siebie, że chciałem za wiele, niż do twórców. No… może też do ludzi, którzy zachwalają tych bohaterów pod niebiosa.</text:span></text:p>
      <text:p text:style-name="P5"><text:soft-page-break/><text:s/></text:p>
      <text:p text:style-name="P2"><text:span text:style-name="T1">Gdyby ktoś spytał mnie, jaka jest największa, najwspanialsza zaleta „Undertale’a”, bez wahania powiedziałbym o perfekcyjnym wykorzystaniu medium gry komputerowej. Właśnie dogłębne zrozumienie i wykorzystanie wszystkich zalet takiego środka przekazu sprawiło, że „Undertale” spisuje się tak nieziemsko. Jestem pod głębokim wrażeniem, jak Toby Fox mistrzowsko wykorzystał wielość zakończeń, przerzucanie odpowiedzialności i wszystkie te drobiazgi, na które normalnie nie zwracamy uwagi w grach. Właśnie dlatego mamy do czynienia z czymś tak wyrazistym, tak niesamowicie łamiącym czwartą ścianę i tak bardzo pokazującym nam, że nie jesteśmy obserwatorami świata, tylko jego częścią. Nigdy wcześniej nie spotkałem się z czymś takim i jestem pod ogromnym wrażeniem.</text:span></text:p>
      <text:p text:style-name="P5"><text:s/></text:p>
      <text:p text:style-name="P2"><text:span text:style-name="T1">Nieco gorzej gra prezentuje się od strony graficznej, już od pierwszego rzutu okiem widać, że mamy do czynienia z indykiem. Biorąc pod uwagę, jaką drogą poszli twórcy, nie uważam, by boleśnie skromna, pikselowa grafika była złym pomysłem, jednak bezsprzecznie nie jest najlepszą stroną „Undertale’a”. Zdarzają się jednak przyjemne perełki, zwłaszcza blisko zakończeń, które radzę odkryć Wam samodzielnie.</text:span></text:p>
      <text:p text:style-name="P5"><text:s/></text:p>
      <text:p text:style-name="P2"><text:span text:style-name="T1">Zdecydowanie lepiej wypada muzyka, skromna, ale klimatyczna, dobrze dopełnia historię. Niestety, wyszła trochę nierówno, w niektórych lokacjach aż chce się jej słuchać, w innych po prostu brzęczy w tle. Wbiła się też w efekt Phoenixa Wrighta – soundtrack znacznie bardziej kojarzy się z emocjami gry niż z faktyczną jakością. Nie ma na co narzekać, muzyka swoją funkcję spełnia, a to wystarcza.</text:span></text:p>
      <text:p text:style-name="P5"><text:s/></text:p>
      <text:p text:style-name="P2"><text:span text:style-name="T1">Pozwolę sobie powiedzieć Wam o czymś, co można uznać za wadę – pełnię mocy „Undertale” pokazuje bardzo późno. Sam długo przechodziłem od „ok, ale nic niezwykłego” przez „dobre, naprawdę dobre” aż po „bardzo dobre, ale nie rozumiem, skąd ten kult”, ostatecznie kończąc na pełnym szacunku. Tym samym radzę Wam wytrwać jak najdłużej z „Undertalem”, wielu sceptyków i malkontentów krytykuje grę tak mocno przede wszystkim dlatego, że nie wytrwali do jej końca, a szkoda.</text:span></text:p>
      <text:p text:style-name="P5"><text:s/></text:p>
      <text:p text:style-name="P2"><text:span text:style-name="T1">Dawniej, zwłaszcza w latach dziewięćdziesiątych, gry rozwijały się wyjątkowo dynamicznie, praktycznie każdy rok był wyścigiem zbrojeń w grafice, grywalności i zastosowanych rozwiązaniach. Chociaż teraz nie mamy już do czynienia z takim tempem, w końcu bardzo wiele zostało już wymyślone i zastosowane, momentami wciąż przejawia się postęp. Tak samo jak parę lat temu „Minecraft” rozpoczął erę sandboxów, tak teraz „Undertale” może być drogowskazem, jak rozwijać gry jako środek, ich fabułę, klimat i możliwości.</text:span></text:p>
      <text:p text:style-name="P5"><text:s/></text:p>
      <text:p text:style-name="P2"><text:span text:style-name="T1">Dlatego właśnie biegnijcie na Steama i kupcie „Undertale’a”, chyba że już to zrobiliście. A po wszystkim porozglądajcie się w Internecie za śladami fandomowej aktywności, ogromna ilość obrazków, komiksów i filmików czeka na odkrycie. Pamiętajcie tylko, by robić to po zagraniu, lepiej nie psuć sobie zabawy niespodziewanym spoilerem. Wiem też, że wiele osób w fandomie MLP zna już „Undertale’a”, to dobrze, czas by poznało go jeszcze więcej osób. Warto.</text:span></text:p>
      <text:p text:style-name="P1"/>
      <text:p text:style-name="P1"><text:a xlink:type="simple" xlink:href="http://static.giantbomb.com/uploads/original/28/281548/2785613-screen+shot+2015-09-25+at+11.23.09+am.png" text:style-name="Internet_20_link" text:visited-style-name="Visited_20_Internet_20_Link">Obrazek</text:a><text:a xlink:type="simple" xlink:href="http://static.giantbomb.com/uploads/original/28/281548/2785613-screen+shot+2015-09-25+at+11.23.09+am.png" text:style-name="Internet_20_link" text:visited-style-name="Visited_20_Internet_20_Link"> </text:a><text:a xlink:type="simple" xlink:href="http://static.giantbomb.com/uploads/original/28/281548/2785613-screen+shot+2015-09-25+at+11.23.09+am.png" text:style-name="Internet_20_link" text:visited-style-name="Visited_20_Internet_20_Link">I</text:a> <text:s text:c="2"/><text:a xlink:type="simple" xlink:href="http://www.giantbomb.com/reviews/undertale-review/1900-715/" text:style-name="Internet_20_link" text:visited-style-name="Visited_20_Internet_20_Link"><text:span text:style-name="T2">Źródło</text:span></text:a></text:p>
      <text:p text:style-name="P1"><text:a xlink:type="simple" xlink:href="http://blogs-images.forbes.com/jasonevangelho/files/2015/09/photo-original.png" text:style-name="Internet_20_link" text:visited-style-name="Visited_20_Internet_20_Link">Obrazek</text:a><text:a xlink:type="simple" xlink:href="http://blogs-images.forbes.com/jasonevangelho/files/2015/09/photo-original.png" text:style-name="Internet_20_link" text:visited-style-name="Visited_20_Internet_20_Link"> </text:a><text:a xlink:type="simple" xlink:href="http://blogs-images.forbes.com/jasonevangelho/files/2015/09/photo-original.png" text:style-name="Internet_20_link" text:visited-style-name="Visited_20_Internet_20_Link">II</text:a> <text:s text:c="2"/><text:a xlink:type="simple" xlink:href="http://blogs-images.forbes.com/jasonevangelho/files/2015/09/photo-original.png" text:style-name="Internet_20_link" text:visited-style-name="Visited_20_Internet_20_Link"><text:span text:style-name="T2">Źródło</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_64 LibreOffice_project/e5f16313668ac592c1bfb310f4390624e3dbfb75</meta:generator>
    <dc:title/>
    <meta:initial-creator/>
    <meta:editing-cycles>2</meta:editing-cycles>
    <dc:date>2016-03-09T00:31:48.333000000</dc:date>
    <meta:editing-duration>P1DT2H25M33S</meta:editing-duration>
    <meta:document-statistic meta:table-count="0" meta:image-count="0" meta:object-count="0" meta:page-count="2" meta:paragraph-count="29" meta:word-count="948" meta:character-count="6560" meta:non-whitespace-character-count="5607"/>
  </office:meta>
</office:document-meta>
</file>